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font-name="Arial" style:font-name-complex="Arial" fo:color="#212121" fo:font-size="22.5pt" style:font-size-asian="22.5pt" style:font-size-complex="22.5pt" fo:background-color="#FFFFFF"/>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P10" style:parent-style-name="Párrafodelista" style:list-style-name="LFO1" style:family="paragraph"/>
    <style:style style:name="P11" style:parent-style-name="Normal" style:family="paragraph">
      <style:text-properties style:font-name="Arial" style:font-name-complex="Arial" fo:color="#212121" fo:font-size="22.5pt" style:font-size-asian="22.5pt" style:font-size-complex="22.5pt" fo:background-color="#FFFFFF"/>
    </style:style>
    <style:style style:name="P12" style:parent-style-name="Normal" style:family="paragraph">
      <style:text-properties style:font-name="Arial" style:font-name-complex="Arial" fo:color="#212121" fo:font-size="22.5pt" style:font-size-asian="22.5pt" style:font-size-complex="22.5pt" fo:background-color="#FFFFFF"/>
    </style:style>
    <style:style style:name="P13" style:parent-style-name="Normal" style:family="paragraph">
      <style:text-properties style:font-name="Arial" style:font-name-complex="Arial" fo:color="#212121" fo:font-size="22.5pt" style:font-size-asian="22.5pt" style:font-size-complex="22.5pt" fo:background-color="#FFFFFF"/>
    </style:style>
    <style:style style:name="P14" style:parent-style-name="Normal" style:family="paragraph">
      <style:text-properties style:font-name="Arial" style:font-name-complex="Arial" fo:color="#212121" fo:font-size="22.5pt" style:font-size-asian="22.5pt" style:font-size-complex="22.5pt" fo:background-color="#FFFFFF"/>
    </style:style>
    <style:style style:name="P15" style:parent-style-name="Normal" style:family="paragraph">
      <style:text-properties style:font-name="Arial" style:font-name-complex="Arial" fo:color="#212121" fo:font-size="22.5pt" style:font-size-asian="22.5pt" style:font-size-complex="22.5pt" fo:background-color="#FFFFFF"/>
    </style:style>
    <style:style style:name="P16" style:parent-style-name="Normal" style:family="paragraph">
      <style:text-properties style:font-name="Arial" style:font-name-complex="Arial" fo:color="#212121" fo:font-size="22.5pt" style:font-size-asian="22.5pt" style:font-size-complex="22.5pt" fo:background-color="#FFFFFF"/>
    </style:style>
    <style:style style:name="P17" style:parent-style-name="Párrafodelista" style:list-style-name="LFO2" style:family="paragraph"/>
    <style:style style:name="P18" style:parent-style-name="Párrafodelista" style:list-style-name="LFO2" style:family="paragraph"/>
    <style:style style:name="P19" style:parent-style-name="Párrafodelista" style:list-style-name="LFO2" style:family="paragraph"/>
    <style:style style:name="P20" style:parent-style-name="Párrafodelista" style:list-style-name="LFO2" style:family="paragraph"/>
    <style:style style:name="P21" style:parent-style-name="Párrafodelista" style:list-style-name="LFO2" style:family="paragraph"/>
    <style:style style:name="P22" style:parent-style-name="Párrafodelista" style:list-style-name="LFO2" style:family="paragraph"/>
    <style:style style:name="P23" style:parent-style-name="Párrafodelista" style:list-style-name="LFO2" style:family="paragraph"/>
    <style:style style:name="P24" style:parent-style-name="Párrafodelista" style:list-style-name="LFO2" style:family="paragraph"/>
    <style:style style:name="P25" style:parent-style-name="Párrafodelista" style:list-style-name="LFO2" style:family="paragraph"/>
    <style:style style:name="P26" style:parent-style-name="Párrafodelista" style:list-style-name="LFO2" style:family="paragraph"/>
    <style:style style:name="P27" style:parent-style-name="Párrafodelista" style:list-style-name="LFO2" style:family="paragraph"/>
    <style:style style:name="P28" style:parent-style-name="Normal" style:family="paragraph">
      <style:text-properties style:font-name="Arial" style:font-name-complex="Arial" fo:color="#212121" fo:font-size="22.5pt" style:font-size-asian="22.5pt" style:font-size-complex="22.5pt" fo:background-color="#FFFFFF"/>
    </style:style>
    <style:style style:name="P29" style:parent-style-name="Párrafodelista" style:list-style-name="LFO3" style:family="paragraph"/>
    <style:style style:name="P30" style:parent-style-name="Párrafodelista" style:list-style-name="LFO3" style:family="paragraph"/>
    <style:style style:name="P31" style:parent-style-name="Párrafodelista" style:list-style-name="LFO3" style:family="paragraph"/>
    <style:style style:name="P32" style:parent-style-name="Párrafodelista" style:list-style-name="LFO3" style:family="paragraph"/>
    <style:style style:name="P33" style:parent-style-name="Párrafodelista" style:list-style-name="LFO3" style:family="paragraph"/>
    <style:style style:name="P34" style:parent-style-name="Párrafodelista" style:list-style-name="LFO3" style:family="paragraph"/>
    <style:style style:name="P35" style:parent-style-name="Párrafodelista" style:list-style-name="LFO3" style:family="paragraph"/>
    <style:style style:name="P36" style:parent-style-name="Normal" style:family="paragraph">
      <style:text-properties style:font-name="Arial" style:font-name-complex="Arial" fo:color="#212121" fo:font-size="22.5pt" style:font-size-asian="22.5pt" style:font-size-complex="22.5pt" fo:background-color="#FFFFFF"/>
    </style:style>
    <style:style style:name="P37" style:parent-style-name="Párrafodelista" style:list-style-name="LFO4" style:family="paragraph"/>
    <style:style style:name="P38" style:parent-style-name="Párrafodelista" style:list-style-name="LFO4" style:family="paragraph"/>
    <style:style style:name="P39" style:parent-style-name="Párrafodelista" style:list-style-name="LFO4" style:family="paragraph"/>
    <style:style style:name="P40" style:parent-style-name="Párrafodelista" style:list-style-name="LFO4" style:family="paragraph"/>
    <style:style style:name="P41" style:parent-style-name="Párrafodelista" style:list-style-name="LFO4" style:family="paragraph"/>
    <style:style style:name="P42" style:parent-style-name="Párrafodelista" style:list-style-name="LFO4" style:family="paragraph"/>
    <style:style style:name="P43" style:parent-style-name="Normal" style:family="paragraph">
      <style:text-properties style:font-name="Arial" style:font-name-complex="Arial" fo:color="#212121" fo:font-size="22.5pt" style:font-size-asian="22.5pt" style:font-size-complex="22.5pt" fo:background-color="#FFFFFF"/>
    </style:style>
    <style:style style:name="P44" style:parent-style-name="Párrafodelista" style:list-style-name="LFO5" style:family="paragraph"/>
    <style:style style:name="P45" style:parent-style-name="Párrafodelista" style:list-style-name="LFO5" style:family="paragraph"/>
    <style:style style:name="P46" style:parent-style-name="Párrafodelista" style:list-style-name="LFO5" style:family="paragraph"/>
    <style:style style:name="P47" style:parent-style-name="Párrafodelista" style:list-style-name="LFO5" style:family="paragraph"/>
    <style:style style:name="P48" style:parent-style-name="Párrafodelista" style:list-style-name="LFO5" style:family="paragraph"/>
    <style:style style:name="P49" style:parent-style-name="Párrafodelista" style:list-style-name="LFO5" style:family="paragraph"/>
    <style:style style:name="P50" style:parent-style-name="Párrafodelista" style:list-style-name="LFO5" style:family="paragraph"/>
    <style:style style:name="P51" style:parent-style-name="Párrafodelista" style:list-style-name="LFO5" style:family="paragraph"/>
    <style:style style:name="P52" style:parent-style-name="Párrafodelista" style:list-style-name="LFO5" style:family="paragraph"/>
    <style:style style:name="P53" style:parent-style-name="Párrafodelista" style:list-style-name="LFO5" style:family="paragraph"/>
    <style:style style:name="P54" style:parent-style-name="Normal" style:family="paragraph">
      <style:paragraph-properties fo:break-before="page"/>
    </style:style>
  </office:automatic-styles>
  <office:body>
    <office:text text:use-soft-page-breaks="true">
      <text:p text:style-name="P1">Estudio de mercado.</text:p>
      <text:p text:style-name="Normal"/>
      <text:p text:style-name="Normal">En este apartado se realiza un estudio del mercado de aplicaciones actual con el objetivo de conocer más en profundidad qué<text:s/>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text:s/>para el sistema operativo Android, se acotará el estudio a aplicaciones existentes que se centren esos aspectos, teniendo en cuenta las más populares en el momento.</text:p>
      <text:p text:style-name="Normal"/>
      <text:p text:style-name="P2">Stock Controller – inventarios</text:p>
      <text:p text:style-name="Normal">Aplicación<text:s/>que permite gestionar<text:s/>el inventario de un negocio a cualquier hora del día y en cualquier lugar. Prestaciones:</text:p>
      <text:list text:style-name="LFO1" text:continue-numbering="true">
        <text:list-item>
          <text:p text:style-name="P3">Trabajo tanto online como offline.</text:p>
        </text:list-item>
        <text:list-item>
          <text:p text:style-name="P4">Permite la creación de múltiples usuarios por cuenta.</text:p>
        </text:list-item>
        <text:list-item>
          <text:p text:style-name="P5">Creación de almacenes, tipos de productos, proveedores, clientes, productos y transacciones.</text:p>
        </text:list-item>
        <text:list-item>
          <text:p text:style-name="P6">Gestión de los datos a través de navegador web.</text:p>
        </text:list-item>
        <text:list-item>
          <text:p text:style-name="P7">Alerta de stock mínimo definido por el usuario.</text:p>
        </text:list-item>
        <text:list-item>
          <text:p text:style-name="P8">Administración de los inventarios del almacén.</text:p>
        </text:list-item>
        <text:list-item>
          <text:p text:style-name="P9">Inclusión de imágenes del producto, bien a través de la galería del teléfono o bien a través de la cámara.</text:p>
        </text:list-item>
        <text:list-item>
          <text:p text:style-name="P10">Visualización de estadísticas.</text:p>
        </text:list-item>
      </text:list>
      <text:p text:style-name="Normal"/>
      <text:p text:style-name="Normal"/>
      <text:p text:style-name="P11">Control de inventario</text:p>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soft-page-break/>
      <text:p text:style-name="Normal">A su vez, permite el envío de información a través de bluetooh o email así como las exportaciones en formato csv.</text:p>
      <text:p text:style-name="P12">Inventario Free</text:p>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13">GLPI</text:p>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14">Open bravo</text:p>
      <text:p text:style-name="Normal">A diferencia de las aplicaciones anteriores, Open bravo se basa en el almacenamiento en la nube, permitiendo su instalación tanto en pcs como en dispositivos móviles.<text:s/>Permite añadir información de producto, localización, proveedor etc.</text:p>
      <text:p text:style-name="Normal"/>
      <text:p text:style-name="P15">Stock Manager Ultimate</text:p>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P16">Control de Stock. Punto de venta. Inventario</text:p>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2" text:continue-numbering="true">
        <text:list-item>
          <text:p text:style-name="P17">Copra-venta de productos</text:p>
        </text:list-item>
        <text:list-item>
          <text:p text:style-name="P18">Gestión de inventario</text:p>
        </text:list-item>
        <text:list-item>
          <text:p text:style-name="P19">Generación de tablas de precios</text:p>
        </text:list-item>
        <text:list-item>
          <text:p text:style-name="P20">Recepción y envío de dinero</text:p>
        </text:list-item>
        <text:list-item>
          <text:p text:style-name="P21">Asociación de códigos de barras e imágenes a productos</text:p>
        </text:list-item>
        <text:list-item>
          <text:p text:style-name="P22">Control de ingresos/gastos</text:p>
        </text:list-item>
        <text:list-item>
          <text:p text:style-name="P23">Generación de informes PDF, exportación de datos</text:p>
        </text:list-item>
        <text:list-item>
          <text:p text:style-name="P24">Uso offline y online</text:p>
        </text:list-item>
        <text:list-item>
          <text:p text:style-name="P25">Versión web disponible</text:p>
        </text:list-item>
        <text:list-item>
          <text:p text:style-name="P26">Multidispositivo</text:p>
        </text:list-item>
        <text:list-item>
          <text:p text:style-name="P27">Multiusuario</text:p>
        </text:list-item>
      </text:list>
      <text:p text:style-name="Normal"/>
      <text:p text:style-name="P28">La Gestión del Inventario</text:p>
      <text:p text:style-name="Normal">Aplicación para la gestión del inventario de una empresa con múltiples almacenes. Permite:</text:p>
      <text:list text:style-name="LFO3" text:continue-numbering="true">
        <text:list-item>
          <text:p text:style-name="P29">Añadir el inventario del almacén</text:p>
        </text:list-item>
        <text:list-item>
          <text:p text:style-name="P30">Retirar inventario del almacén.</text:p>
        </text:list-item>
        <text:list-item>
          <text:p text:style-name="P31">Permite movimiento de inventario entre almacenes</text:p>
        </text:list-item>
        <text:list-item>
          <text:p text:style-name="P32">Compartir datos del inventario</text:p>
        </text:list-item>
        <text:list-item>
          <text:p text:style-name="P33">Administrar las ubicaciones del almacén</text:p>
        </text:list-item>
        <text:list-item>
          <text:p text:style-name="P34">Interfaz web</text:p>
        </text:list-item>
        <text:list-item>
          <text:p text:style-name="P35">Generación de estadísticas y exportaciones</text:p>
        </text:list-item>
      </text:list>
      <text:p text:style-name="Normal"/>
      <text:p text:style-name="P36">Stock Almacén</text:p>
      <text:p text:style-name="Normal">Stock Almacén permite gestionar el inventario en varios almacenes. Sus funcionalidades son las siguientes:</text:p>
      <text:list text:style-name="LFO4" text:continue-numbering="true">
        <text:list-item>
          <text:p text:style-name="P37">Gestión del stock de varios almacenes</text:p>
        </text:list-item>
        <text:list-item>
          <text:p text:style-name="P38">Buscar el stock de los artículos a través del código de barras</text:p>
        </text:list-item>
        <text:list-item>
          <text:p text:style-name="P39">Alarmas de stock bajo por artículo</text:p>
        </text:list-item>
        <text:list-item>
          <text:p text:style-name="P40">Registros de entrada y salida de productos</text:p>
        </text:list-item>
        <text:list-item>
          <text:p text:style-name="P41">Búsqueda de movimientos por fecha</text:p>
        </text:list-item>
        <text:list-item>
          <text:p text:style-name="P42">Copia de seguridad de base de datos e importación de la misma en otros dispositivos</text:p>
        </text:list-item>
      </text:list>
      <text:p text:style-name="Normal"/>
      <text:p text:style-name="P43">Inventario Móviles</text:p>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5" text:continue-numbering="true">
        <text:list-item>
          <text:p text:style-name="P44">Gestión de stock</text:p>
        </text:list-item>
        <text:list-item>
          <text:p text:style-name="P45">Gestión de ubicaciones</text:p>
        </text:list-item>
        <text:list-item>
          <text:p text:style-name="P46">Importar elementos en lote o uno a uno</text:p>
        </text:list-item>
        <text:list-item>
          <text:p text:style-name="P47">Lectura de códigos de barras, códigos QR y búsqueda filtrada</text:p>
        </text:list-item>
        <text:list-item>
          <text:p text:style-name="P48">Soporte NFC</text:p>
        </text:list-item>
        <text:list-item>
          <text:p text:style-name="P49">Calculadora incorporada</text:p>
        </text:list-item>
        <text:list-item>
          <text:p text:style-name="P50">Etiquetas definidas por el usuario</text:p>
        </text:list-item>
        <text:list-item>
          <text:p text:style-name="P51">Historial de operaciones</text:p>
        </text:list-item>
        <text:list-item>
          <text:p text:style-name="P52">Campos personalizados</text:p>
        </text:list-item>
        <text:list-item>
          <text:p text:style-name="P53">Exportación de datos</text:p>
        </text:list-item>
      </text:list>
      <text:p text:style-name="Normal"/>
      <text:p text:style-name="P54"/>
      <text:p text:style-name="Normal"><text:a xlink:href="https://play.google.com/store/apps/details?id=boss.sales.accounting.crm.business.trade.debit.invoice.profit_1c&amp;hl=es_419" office:target-frame-name="_top" xlink:show="replace"><text:span text:style-name="Hipervínculo">https://play.google.com/store/apps/details?id=boss.sales.accounting.crm.business.trade.debit.invoice.profit_1c&amp;hl=es_419</text:span></text:a></text:p>
      <text:p text:style-name="Normal"><text:a xlink:href="https://play.google.com/store/apps/details?id=com.XNRSisbi.stockcontroller&amp;hl=es_419" office:target-frame-name="_top" xlink:show="replace"><text:span text:style-name="Hipervínculo">https://play.google.com/store/apps/details?id=com.XNRSisbi.stockcontroller&amp;hl=es_419</text:span></text:a></text:p>
      <text:p text:style-name="Normal"><text:a xlink:href="https://play.google.com/store/apps/details?id=nl.industrialit.warehousemanagement" office:target-frame-name="_top" xlink:show="replace"><text:span text:style-name="Hipervínculo">https://play.google.com/store/apps/details?id=nl.industrialit.warehousemanagement</text:span></text:a></text:p>
      <text:p text:style-name="Normal"><text:a xlink:href="https://play.google.com/store/apps/details?id=nine.stock.almacen" office:target-frame-name="_top" xlink:show="replace"><text:span text:style-name="Hipervínculo">https://play.google.com/store/apps/details?id=nine.stock.almacen</text:span></text:a></text:p>
      <text:p text:style-name="Normal"><text:a xlink:href="http://www.androidparatodos.es/691.htm" office:target-frame-name="_top" xlink:show="replace"><text:span text:style-name="Hipervínculo">http://www.androidparatodos.es/691.htm</text:span></text:a></text:p>
      <text:p text:style-name="Normal"><text:a xlink:href="http://noticias.universia.es/ciencia-nn-tt/noticia/2013/04/09/1015559/5-apps-hacer-inventario.html" office:target-frame-name="_top" xlink:show="replace"><text:span text:style-name="Hipervínculo">http://noticias.universia.es/ciencia-nn-tt/noticia/2013/04/09/1015559/5-apps-hacer-inventario.html</text:span></text:a></text:p>
      <text:p text:style-name="Normal"><text:a xlink:href="http://blogempresas.masmovil.es/apps-programas-inventario/" office:target-frame-name="_top" xlink:show="replace"><text:span text:style-name="Hipervínculo">http://blogempresas.masmovil.es/apps-programas-inventario/</text:span></text:a></text:p>
      <text:p text:style-name="Normal"><text:a xlink:href="http://plusempresarial.com/5-aplicaciones-para-controlar-el-inventario-de-tu-pyme/" office:target-frame-name="_top" xlink:show="replace"><text:span text:style-name="Hipervínculo">http://plusempresarial.com/5-aplicaciones-para-controlar-el-inventario-de-tu-pyme/</text:span></text:a></text:p>
      <text:p text:style-name="Normal"><text:a xlink:href="https://hipertextual.com/archivo/2013/04/mejores-aplicaciones-de-inventario/" office:target-frame-name="_top" xlink:show="replace"><text:span text:style-name="Hipervínculo">https://hipertextual.com/archivo/2013/04/mejores-aplicaciones-de-inventario/</text:span></text:a></text:p>
      <text:p text:style-name="Normal"><text:a xlink:href="https://www.seremprendedor.com.mx/las-mejores-apps-para-controlar-tu-inventario/" office:target-frame-name="_top" xlink:show="replace"><text:span text:style-name="Hipervínculo">https://www.seremprendedor.com.mx/las-mejores-apps-para-controlar-tu-inventario/</text:span></text:a></text:p>
      <text:p text:style-name="Normal"><text:a xlink:href="https://www.taringa.net/posts/economia-negocios/17403828/Control-de-stock-gratuito-para-android.html" office:target-frame-name="_top" xlink:show="replace"><text:span text:style-name="Hipervínculo">https://www.taringa.net/posts/economia-negocios/17403828/Control-de-stock-gratuito-para-android.html</text:span></text:a></text:p>
      <text:p text:style-name="Normal">https://play.google.com/store/apps/details?id=ro.bino.inventory&amp;hl=es_419</text:p>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7-12-27T15:30:00Z</meta:creation-date>
    <dc:date>2017-12-27T18:42:00Z</dc:date>
    <meta:template xlink:href="Normal.dotm" xlink:type="simple"/>
    <meta:editing-cycles>1</meta:editing-cycles>
    <meta:editing-duration>PT9060S</meta:editing-duration>
    <meta:document-statistic meta:page-count="5" meta:paragraph-count="13" meta:word-count="1060" meta:character-count="6880" meta:row-count="48" meta:non-whitespace-character-count="5833"/>
  </office:meta>
</office:document-meta>
</file>